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84pt"/>
    </style:style>
    <style:style style:name="co2" style:family="table-column">
      <style:table-column-properties fo:break-before="auto" style:column-width="69.45pt"/>
    </style:style>
    <style:style style:name="co3" style:family="table-column">
      <style:table-column-properties fo:break-before="auto" style:column-width="434.6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components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toko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butuh</text:p>
          </table:table-cell>
          <table:table-cell table:style-name="ce1" office:value-type="string" calcext:value-type="string">
            <text:p>stock</text:p>
          </table:table-cell>
          <table:table-cell table:style-name="ce1" office:value-type="string" calcext:value-type="string">
            <text:p>sedi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dc power</text:p>
          </table:table-cell>
          <table:table-cell office:value-type="string" calcext:value-type="string">
            <text:p>3.5mm</text:p>
          </table:table-cell>
          <table:table-cell office:value-type="string" calcext:value-type="string">
            <text:p>berkat</text:p>
          </table:table-cell>
          <table:table-cell office:value-type="string" calcext:value-type="string">
            <text:p>berkat dot com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H2]&gt;=[.G2];&quot;ada&quot;;&quot;beli&quot;)" office:value-type="string" office:string-value="ada" calcext:value-type="string">
            <text:p>ad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single-straight</text:p>
          </table:table-cell>
          <table:table-cell office:value-type="string" calcext:value-type="string">
            <text:p>40-pin</text:p>
          </table:table-cell>
          <table:table-cell office:value-type="string" calcext:value-type="string">
            <text:p>berkat</text:p>
          </table:table-cell>
          <table:table-cell office:value-type="string" calcext:value-type="string">
            <text:p>berkat dot com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[.H3]&gt;=[.G3];&quot;ada&quot;;&quot;beli&quot;)" office:value-type="string" office:string-value="ada" calcext:value-type="string">
            <text:p>a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smd 0805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lapantech</text:p>
          </table:table-cell>
          <table:table-cell office:value-type="string" calcext:value-type="string">
            <text:p>http://lapantech.com/capacitor/capasitor-22-pf-smd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IF([.H4]&gt;=[.G4];&quot;ada&quot;;&quot;beli&quot;)" office:value-type="string" office:string-value="ada" calcext:value-type="string">
            <text:p>ad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smd-sma</text:p>
          </table:table-cell>
          <table:table-cell office:value-type="string" calcext:value-type="string">
            <text:p>1n4001</text:p>
          </table:table-cell>
          <table:table-cell office:value-type="string" calcext:value-type="string">
            <text:p>lapantech</text:p>
          </table:table-cell>
          <table:table-cell office:value-type="string" calcext:value-type="string">
            <text:p>http://lapantech.com/dioda/dioda-1n4001-smd-m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H5]&gt;=[.G5];&quot;ada&quot;;&quot;beli&quot;)" office:value-type="string" office:string-value="ada" calcext:value-type="string">
            <text:p>ad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smd 0805</text:p>
          </table:table-cell>
          <table:table-cell office:value-type="string" calcext:value-type="string">
            <text:p>any-color</text:p>
          </table:table-cell>
          <table:table-cell office:value-type="string" calcext:value-type="string">
            <text:p>lapantech</text:p>
          </table:table-cell>
          <table:table-cell office:value-type="string" calcext:value-type="string">
            <text:p>http://lapantech.com/led-smd-merah-080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IF([.H6]&gt;=[.G6];&quot;ada&quot;;&quot;beli&quot;)" office:value-type="string" office:string-value="ada" calcext:value-type="string">
            <text:p>ad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smd 0805</text:p>
          </table:table-cell>
          <table:table-cell office:value-type="string" calcext:value-type="string">
            <text:p>150nf</text:p>
          </table:table-cell>
          <table:table-cell office:value-type="string" calcext:value-type="string">
            <text:p>sfe</text:p>
          </table:table-cell>
          <table:table-cell office:value-type="string" calcext:value-type="string">
            <text:p>http://sfe-electronics.com/capacitor/130-150nf-smd0805-capacitor.html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IF([.H7]&gt;=[.G7];&quot;ada&quot;;&quot;beli&quot;)" office:value-type="string" office:string-value="ada" calcext:value-type="string">
            <text:p>ad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m32</text:p>
          </table:table-cell>
          <table:table-cell office:value-type="string" calcext:value-type="string">
            <text:p>tqfp-64</text:p>
          </table:table-cell>
          <table:table-cell office:value-type="string" calcext:value-type="string">
            <text:p>f103rb</text:p>
          </table:table-cell>
          <table:table-cell office:value-type="string" calcext:value-type="string">
            <text:p>sfe</text:p>
          </table:table-cell>
          <table:table-cell office:value-type="string" calcext:value-type="string">
            <text:p>http://sfe-electronics.com/microcontroller-ic/73-stm32f103rbt6.html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IF([.H8]&gt;=[.G8];&quot;ada&quot;;&quot;beli&quot;)" office:value-type="string" office:string-value="ada" calcext:value-type="string">
            <text:p>ad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xtal</text:p>
          </table:table-cell>
          <table:table-cell office:value-type="string" calcext:value-type="string">
            <text:p>hc-49h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berkat</text:p>
          </table:table-cell>
          <table:table-cell office:value-type="string" calcext:value-type="string">
            <text:p>berkat dot co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H9]&gt;=[.G9];&quot;ada&quot;;&quot;beli&quot;)" office:value-type="string" office:string-value="beli" calcext:value-type="string">
            <text:p>bel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chottky</text:p>
          </table:table-cell>
          <table:table-cell office:value-type="string" calcext:value-type="string">
            <text:p>smd-sma</text:p>
          </table:table-cell>
          <table:table-cell office:value-type="string" calcext:value-type="string">
            <text:p>1n5819</text:p>
          </table:table-cell>
          <table:table-cell office:value-type="string" calcext:value-type="string">
            <text:p>lapantech</text:p>
          </table:table-cell>
          <table:table-cell office:value-type="string" calcext:value-type="string">
            <text:p>http://lapantech.com/dioda/dioda-1n5819-s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H10]&gt;=[.G10];&quot;ada&quot;;&quot;beli&quot;)" office:value-type="string" office:string-value="beli" calcext:value-type="string">
            <text:p>beli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3.5mm</text:p>
          </table:table-cell>
          <table:table-cell office:value-type="string" calcext:value-type="string">
            <text:p>lapantech</text:p>
          </table:table-cell>
          <table:table-cell office:value-type="string" calcext:value-type="string">
            <text:p>http://lapantech.com/conector-jack-terminal/stereo-jack-socket-pcb-5-pin-3.5mm-gree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H11]&gt;=[.G11];&quot;ada&quot;;&quot;beli&quot;)" office:value-type="string" office:string-value="beli" calcext:value-type="string">
            <text:p>beli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ic52</text:p>
          </table:table-cell>
          <table:table-cell office:value-type="string" calcext:value-type="string">
            <text:p>so-235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lapantech</text:p>
          </table:table-cell>
          <table:table-cell office:value-type="string" calcext:value-type="string">
            <text:p>http://lapantech.com/mic5219-3.3v-ldo-voltage-tegangan-ic-regulator-switching-power-suppl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H12]&gt;=[.G12];&quot;ada&quot;;&quot;beli&quot;)" office:value-type="string" office:string-value="beli" calcext:value-type="string">
            <text:p>beli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xc62</text:p>
          </table:table-cell>
          <table:table-cell office:value-type="string" calcext:value-type="string">
            <text:p>so-23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lapantech</text:p>
          </table:table-cell>
          <table:table-cell office:value-type="string" calcext:value-type="string">
            <text:p>http://lapantech.com/xc6206p332mr-3.3v-ldo-voltage-tegangan-ic-regulator-switching-power-suppl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H13]&gt;=[.G13];&quot;ada&quot;;&quot;beli&quot;)" office:value-type="string" office:string-value="beli" calcext:value-type="string">
            <text:p>beli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-fet</text:p>
          </table:table-cell>
          <table:table-cell office:value-type="string" calcext:value-type="string">
            <text:p>to-263</text:p>
          </table:table-cell>
          <table:table-cell office:value-type="string" calcext:value-type="string">
            <text:p>ifr9z</text:p>
          </table:table-cell>
          <table:table-cell office:value-type="string" calcext:value-type="string">
            <text:p>sfe</text:p>
          </table:table-cell>
          <table:table-cell office:value-type="string" calcext:value-type="string">
            <text:p>http://sfe-electronics.com/transistor/1274-irf9z24ns-p-channel-power-mosfet-d2pak.ht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H14]&gt;=[.G14];&quot;ada&quot;;&quot;beli&quot;)" office:value-type="string" office:string-value="beli" calcext:value-type="string">
            <text:p>beli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-fet</text:p>
          </table:table-cell>
          <table:table-cell office:value-type="string" calcext:value-type="string">
            <text:p>to-263</text:p>
          </table:table-cell>
          <table:table-cell office:value-type="string" calcext:value-type="string">
            <text:p>irfz</text:p>
          </table:table-cell>
          <table:table-cell office:value-type="string" calcext:value-type="string">
            <text:p>sfe</text:p>
          </table:table-cell>
          <table:table-cell office:value-type="string" calcext:value-type="string">
            <text:p>http://sfe-electronics.com/transistor/1273-irfz48ns-n-channel-power-mosfet-d2pak.ht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H15]&gt;=[.G15];&quot;ada&quot;;&quot;beli&quot;)" office:value-type="string" office:string-value="beli" calcext:value-type="string">
            <text:p>beli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smd 0805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sfe</text:p>
          </table:table-cell>
          <table:table-cell office:value-type="string" calcext:value-type="string">
            <text:p>http://sfe-electronics.com/resistor/637-33k-ohm-smd0805-resistor.ht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H16]&gt;=[.G16];&quot;ada&quot;;&quot;beli&quot;)" office:value-type="string" office:string-value="beli" calcext:value-type="string">
            <text:p>beli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smd 080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sfe</text:p>
          </table:table-cell>
          <table:table-cell office:value-type="string" calcext:value-type="string">
            <text:p>http://sfe-electronics.com/resistor/634-10k-ohm-smd0805-resistor.ht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H17]&gt;=[.G17];&quot;ada&quot;;&quot;beli&quot;)" office:value-type="string" office:string-value="beli" calcext:value-type="string">
            <text:p>beli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smd 0805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sfe</text:p>
          </table:table-cell>
          <table:table-cell office:value-type="string" calcext:value-type="string">
            <text:p>http://sfe-electronics.com/resistor/629-47k-ohm-smd0805-resistor.ht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H18]&gt;=[.G18];&quot;ada&quot;;&quot;beli&quot;)" office:value-type="string" office:string-value="beli" calcext:value-type="string">
            <text:p>beli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ny17</text:p>
          </table:table-cell>
          <table:table-cell office:value-type="string" calcext:value-type="string">
            <text:p>smd dip-6</text:p>
          </table:table-cell>
          <table:table-cell office:value-type="string" calcext:value-type="string">
            <text:p>cny17-4</text:p>
          </table:table-cell>
          <table:table-cell office:value-type="string" calcext:value-type="string">
            <text:p>sfe</text:p>
          </table:table-cell>
          <table:table-cell office:value-type="string" calcext:value-type="string">
            <text:p>http://sfe-electronics.com/optocoupler/1186-cny17-4.ht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H19]&gt;=[.G19];&quot;ada&quot;;&quot;beli&quot;)" office:value-type="string" office:string-value="beli" calcext:value-type="string">
            <text:p>beli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dip 4</text:p>
          </table:table-cell>
          <table:table-cell office:value-type="string" calcext:value-type="string">
            <text:p>tact 4-pin</text:p>
          </table:table-cell>
          <table:table-cell office:value-type="string" calcext:value-type="string">
            <text:p>sfe</text:p>
          </table:table-cell>
          <table:table-cell office:value-type="string" calcext:value-type="string">
            <text:p>http://sfe-electronics.com/switch-and-keypad/1439-6mm-x-6mm-dip-tact-switch.ht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H20]&gt;=[.G20];&quot;ada&quot;;&quot;beli&quot;)" office:value-type="string" office:string-value="beli" calcext:value-type="string">
            <text:p>beli</text:p>
          </table:table-cell>
        </table:table-row>
      </table:table>
      <table:named-expressions/>
      <table:database-ranges>
        <table:database-range table:name="__Anonymous_Sheet_DB__0" table:target-range-address="Sheet1.A1:Sheet1.I20">
          <table:sort>
            <table:sort-by table:field-number="8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3T10:23:11.499692458</meta:creation-date>
    <dc:date>2016-02-23T14:26:39.150233348</dc:date>
    <meta:editing-duration>PT4H3M6S</meta:editing-duration>
    <meta:editing-cycles>54</meta:editing-cycles>
    <meta:generator>LibreOffice/4.4.7.2$Linux_X86_64 LibreOffice_project/40m0$Build-2</meta:generator>
    <meta:document-statistic meta:table-count="1" meta:cell-count="180" meta:object-count="0"/>
  </office:meta>
</office:document-meta>
</file>